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0000001F4000001F4AF6969C28C800B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0%" draw:opacity-name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729fcf" draw:opacity="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638cm" svg:height="17.638cm" svg:x="1.962cm" svg:y="7cm">
          <draw:image xlink:href="Pictures/10000200000001F4000001F4AF6969C28C800BC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1T01:38:32.505157251</dc:date>
    <meta:editing-duration>PT4M11S</meta:editing-duration>
    <meta:editing-cycles>2</meta:editing-cycles>
    <meta:generator>LibreOffice/5.2.7.2$Linux_ARM_EABI LibreOffice_project/20m0$Build-2</meta:generator>
    <meta:document-statistic meta:object-count="1"/>
  </office:meta>
</office:document-meta>
</file>